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-color="#99cc99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7.2cm" svg:height="7.2cm" svg:x="0.5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4.5cm" svg:x="2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4-09-30T22:07:46.294386581</meta:creation-date>
    <dc:date>2014-09-30T22:10:20.517378772</dc:date>
    <dc:creator>Christian </dc:creator>
    <meta:editing-duration>P0D</meta:editing-duration>
    <meta:editing-cycles>1</meta:editing-cycles>
    <meta:document-statistic meta:object-count="2"/>
    <meta:generator>LibreOffice/4.2.6.3$Linux_X86_64 LibreOffice_project/420m0$Build-3</meta:generator>
  </office:meta>
</office:document-meta>
</file>